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1fe1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s<text:span text:style-name="T1">o</text:span> a <text:span text:style-name="T1">producción</text:span></text:p>
      <text:p text:style-name="Text_20_body"/>
      <text:p text:style-name="Text_20_body"><text:a xlink:type="simple" xlink:href="https://flutter-es.io/docs/deployment/android" text:style-name="Internet_20_link" text:visited-style-name="Visited_20_Internet_20_Link">https://flutter-es.io/docs/deployment/android</text:a></text:p>
      <text:p text:style-name="Text_20_body"/>
      <text:p text:style-name="Text_20_body"><text:a xlink:type="simple" xlink:href="https://medium.com/better-programming/monitor-your-flutter-apps-health-end-to-end-with-github-actions-8a9fb1889c6a" text:style-name="Internet_20_link" text:visited-style-name="Visited_20_Internet_20_Link">https://medium.com/better-programming/monitor-your-flutter-apps-health-end-to-end-with-github-actions-8a9fb1889c6a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08:42:27.018981903</meta:creation-date>
    <dc:date>2020-02-11T13:54:16.773570788</dc:date>
    <meta:editing-duration>PT9M52S</meta:editing-duration>
    <meta:editing-cycles>3</meta:editing-cycles>
    <meta:generator>LibreOffice/6.2.8.2$MacOSX_X86_64 LibreOffice_project/f82ddfca21ebc1e222a662a32b25c0c9d20169ee</meta:generator>
    <meta:document-statistic meta:table-count="0" meta:image-count="0" meta:object-count="0" meta:page-count="1" meta:paragraph-count="3" meta:word-count="5" meta:character-count="176" meta:non-whitespace-character-count="174"/>
  </office:meta>
</office:document-meta>
</file>